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standard">
      <style:graphic-properties draw:stroke="none" svg:stroke-color="#000000" draw:fill="none" draw:fill-color="#ffffff" fo:min-height="1.655cm"/>
    </style:style>
    <style:style style:name="gr5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6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color="#c5000b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5.465cm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text-properties fo:font-size="12pt" style:text-underline-style="none" style:font-size-asian="12pt" style:font-size-complex="12pt"/>
    </style:style>
    <style:style style:name="P4" style:family="paragraph">
      <style:paragraph-properties fo:text-align="center"/>
      <style:text-properties fo:color="#ff336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font-size="12pt" fo:language="en" fo:country="US" style:text-underline-style="none" style:font-size-asian="12pt" style:font-size-complex="12pt"/>
    </style:style>
    <style:style style:name="T4" style:family="text">
      <style:text-properties fo:font-size="12pt" style:text-underline-style="none" style:font-size-asian="12pt" style:font-size-complex="12pt"/>
    </style:style>
    <style:style style:name="T5" style:family="text">
      <style:text-properties fo:color="#ff33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54cm" svg:y1="4.81cm" svg:x2="7.985cm" svg:y2="4.81cm">
          <text:p/>
        </draw:line>
        <draw:line draw:style-name="gr1" draw:text-style-name="P1" draw:layer="layout" svg:x1="7.985cm" svg:y1="6.08cm" svg:x2="3.54cm" svg:y2="6.08cm">
          <text:p/>
        </draw:line>
        <draw:line draw:style-name="gr1" draw:text-style-name="P1" draw:layer="layout" svg:x1="14.97cm" svg:y1="4.175cm" svg:x2="14.97cm" svg:y2="7.35cm">
          <text:p/>
        </draw:line>
        <draw:line draw:style-name="gr1" draw:text-style-name="P1" draw:layer="layout" svg:x1="16.24cm" svg:y1="7.35cm" svg:x2="16.24cm" svg:y2="4.175cm">
          <text:p/>
        </draw:line>
        <draw:frame draw:style-name="gr2" draw:layer="layout" svg:width="1.905cm" svg:height="1.27cm" svg:x="7.985cm" svg:y="4.175cm">
          <draw:text-box>
            <text:p>-</text:p>
          </draw:text-box>
        </draw:frame>
        <draw:frame draw:style-name="gr3" draw:layer="layout" svg:width="1.905cm" svg:height="0.962cm" svg:x="2.905cm" svg:y="5.753cm">
          <draw:text-box>
            <text:p>+</text:p>
          </draw:text-box>
        </draw:frame>
        <draw:frame draw:style-name="gr3" draw:layer="layout" svg:width="1.905cm" svg:height="0.962cm" svg:x="16.24cm" svg:y="3.213cm">
          <draw:text-box>
            <text:p>+</text:p>
          </draw:text-box>
        </draw:frame>
        <draw:frame draw:style-name="gr2" draw:layer="layout" svg:width="1.905cm" svg:height="1.27cm" svg:x="14.335cm" svg:y="6.715cm">
          <draw:text-box>
            <text:p>-</text:p>
          </draw:text-box>
        </draw:frame>
        <draw:frame draw:style-name="gr4" draw:text-style-name="P2" draw:layer="layout" svg:width="13.335cm" svg:height="1.905cm" svg:x="1cm" svg:y="1cm">
          <draw:text-box>
            <text:p text:style-name="P2"><text:span text:style-name="T1">Sign </text:span><text:span text:style-name="T2">defining</text:span><text:span text:style-name="T1"> the direction of </text:span><text:span text:style-name="T2">loads</text:span><text:span text:style-name="T1"> </text:span><text:span text:style-name="T2">acting</text:span></text:p>
          </draw:text-box>
        </draw:frame>
        <draw:frame draw:style-name="gr4" draw:text-style-name="P2" draw:layer="layout" svg:width="13.335cm" svg:height="1.905cm" svg:x="1cm" svg:y="8.62cm">
          <draw:text-box>
            <text:p text:style-name="P2"><text:span text:style-name="T1">Sign for direction of </text:span><text:span text:style-name="T2">angles in degrees</text:span></text:p>
          </draw:text-box>
        </draw:frame>
        <draw:line draw:style-name="gr5" draw:text-style-name="P1" draw:layer="layout" svg:x1="9.255cm" svg:y1="11.16cm" svg:x2="9.255cm" svg:y2="18.78cm">
          <text:p/>
        </draw:line>
        <draw:line draw:style-name="gr6" draw:text-style-name="P1" draw:layer="layout" svg:x1="4.81cm" svg:y1="14.97cm" svg:x2="13.7cm" svg:y2="14.97cm">
          <text:p/>
        </draw:line>
        <draw:frame draw:style-name="gr3" draw:text-style-name="P1" draw:layer="layout" svg:width="2.54cm" svg:height="0.962cm" svg:x="7.985cm" svg:y="10.198cm">
          <draw:text-box>
            <text:p text:style-name="P1">+/-0 </text:p>
          </draw:text-box>
        </draw:frame>
        <draw:frame draw:style-name="gr2" draw:text-style-name="P1" draw:layer="layout" svg:width="2.54cm" svg:height="1.27cm" svg:x="7.985cm" svg:y="18.78cm">
          <draw:text-box>
            <text:p text:style-name="P1">+180</text:p>
          </draw:text-box>
        </draw:frame>
        <draw:frame draw:style-name="gr3" draw:text-style-name="P1" draw:layer="layout" svg:width="2.54cm" svg:height="0.962cm" svg:x="13.065cm" svg:y="14.335cm">
          <draw:text-box>
            <text:p text:style-name="P1">+90 </text:p>
          </draw:text-box>
        </draw:frame>
        <draw:frame draw:style-name="gr3" draw:text-style-name="P1" draw:layer="layout" svg:width="2.54cm" svg:height="0.962cm" svg:x="2.905cm" svg:y="14.335cm">
          <draw:text-box>
            <text:p text:style-name="P1">-90 </text:p>
          </draw:text-box>
        </draw:frame>
        <draw:line draw:style-name="gr7" draw:text-style-name="P1" draw:layer="layout" svg:x1="13.065cm" svg:y1="11.795cm" svg:x2="9.255cm" svg:y2="14.97cm">
          <text:p/>
        </draw:line>
        <draw:line draw:style-name="gr7" draw:text-style-name="P1" draw:layer="layout" svg:x1="13.065cm" svg:y1="18.145cm" svg:x2="9.255cm" svg:y2="14.97cm">
          <text:p/>
        </draw:line>
        <draw:line draw:style-name="gr5" draw:text-style-name="P1" draw:layer="layout" svg:x1="9.255cm" svg:y1="20.05cm" svg:x2="9.255cm" svg:y2="27.035cm">
          <text:p/>
        </draw:line>
        <draw:frame draw:style-name="gr8" draw:text-style-name="P3" draw:layer="layout" svg:width="6.985cm" svg:height="5.715cm" svg:x="1.635cm" svg:y="20.685cm">
          <draw:text-box>
            <text:p text:style-name="P3"><text:span text:style-name="T3">Angles</text:span><text:span text:style-name="T4"> </text:span><text:span text:style-name="T3">range</text:span><text:span text:style-name="T4"> from 0 to -179 </text:span><text:span text:style-name="T3">degrees</text:span></text:p>
            <text:p text:style-name="P3"><text:span text:style-name="T4"/></text:p>
            <text:p text:style-name="P3"><text:span text:style-name="T4">-45 = -135 </text:span><text:span text:style-name="T3">but</text:span><text:span text:style-name="T4"> </text:span><text:span text:style-name="T3">acting</text:span><text:span text:style-name="T4"> </text:span><text:span text:style-name="T3">upwards</text:span></text:p>
          </draw:text-box>
        </draw:frame>
        <draw:frame draw:style-name="gr8" draw:text-style-name="P3" draw:layer="layout" svg:width="6.985cm" svg:height="5.715cm" svg:x="9.89cm" svg:y="20.685cm">
          <draw:text-box>
            <text:p text:style-name="P3"><text:span text:style-name="T3">Angles</text:span><text:span text:style-name="T4"> </text:span><text:span text:style-name="T3">range</text:span><text:span text:style-name="T4"> from 0 to +180 </text:span><text:span text:style-name="T3">degrees</text:span></text:p>
            <text:p text:style-name="P3"><text:span text:style-name="T4"/></text:p>
            <text:p text:style-name="P3"><text:span text:style-name="T4">+45 = +135 </text:span><text:span text:style-name="T3">but</text:span><text:span text:style-name="T4"> </text:span><text:span text:style-name="T3">acting</text:span><text:span text:style-name="T4"> </text:span><text:span text:style-name="T3">upwards</text:span></text:p>
          </draw:text-box>
        </draw:frame>
        <draw:frame draw:style-name="gr3" draw:text-style-name="P4" draw:layer="layout" svg:width="2.54cm" svg:height="0.962cm" svg:x="12.43cm" svg:y="10.833cm">
          <draw:text-box>
            <text:p text:style-name="P4"><text:span text:style-name="T5">+45 </text:span></text:p>
          </draw:text-box>
        </draw:frame>
        <draw:frame draw:style-name="gr3" draw:text-style-name="P4" draw:layer="layout" svg:width="2.54cm" svg:height="0.962cm" svg:x="12.43cm" svg:y="16.24cm">
          <draw:text-box>
            <text:p text:style-name="P4"><text:span text:style-name="T5">+135 </text:span></text:p>
          </draw:text-box>
        </draw:frame>
        <draw:line draw:style-name="gr7" draw:text-style-name="P1" draw:layer="layout" svg:x1="6.08cm" svg:y1="11.795cm" svg:x2="9.256cm" svg:y2="14.97cm">
          <text:p/>
        </draw:line>
        <draw:line draw:style-name="gr7" draw:text-style-name="P1" draw:layer="layout" svg:x1="5.445cm" svg:y1="17.51cm" svg:x2="9.256cm" svg:y2="14.971cm">
          <text:p/>
        </draw:line>
        <draw:frame draw:style-name="gr3" draw:text-style-name="P4" draw:layer="layout" svg:width="2.54cm" svg:height="0.962cm" svg:x="4.175cm" svg:y="10.833cm">
          <draw:text-box>
            <text:p text:style-name="P4"><text:span text:style-name="T5">- 45 </text:span></text:p>
          </draw:text-box>
        </draw:frame>
        <draw:frame draw:style-name="gr3" draw:text-style-name="P4" draw:layer="layout" svg:width="2.54cm" svg:height="0.962cm" svg:x="3.54cm" svg:y="16.24cm">
          <draw:text-box>
            <text:p text:style-name="P4"><text:span text:style-name="T5">-135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rthold Fritz</meta:initial-creator>
    <meta:creation-date>2019-09-10T15:24:38</meta:creation-date>
    <meta:generator>OpenOffice/4.1.5$Unix OpenOffice.org_project/415m1$Build-9789</meta:generator>
    <dc:date>2019-09-10T15:42:01</dc:date>
    <dc:creator>Berthold Fritz</dc:creator>
    <meta:editing-duration>PT17M24S</meta:editing-duration>
    <meta:editing-cycles>3</meta:editing-cycles>
    <meta:document-statistic meta:object-count="27"/>
  </office:meta>
</office:document-meta>
</file>